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756f" officeooo:paragraph-rsid="001e756f"/>
    </style:style>
    <style:style style:name="P2" style:family="paragraph" style:parent-style-name="Standard">
      <style:text-properties officeooo:rsid="001fcab9" officeooo:paragraph-rsid="001fcab9"/>
    </style:style>
    <style:style style:name="T1" style:family="text">
      <style:text-properties officeooo:rsid="001fca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k was sitting at the train station when I found her. She looked rather down and depressed. <text:span text:style-name="T1">When she saw me coming she sighed. I was obviously the last person she wanted to see. So I did what I could do. Sat down next to her and patted her head. Sock always enjoyed a good head pat.</text:span></text:p>
      <text:p text:style-name="P1"/>
      <text:p text:style-name="P2">She looked at me for a few moments and slid a piece of paper over to me. I read the paper.</text:p>
      <text:p text:style-name="P2"/>
      <text:p text:style-name="P2">You left me.</text:p>
      <text:p text:style-name="P2"/>
      <text:p text:style-name="P2">That's all it said. I nodded knowing where I was in the wrong. I took out a pen and flipped the piece of paper over. I wrote the following.</text:p>
      <text:p text:style-name="P2"/>
      <text:p text:style-name="P2">Never again.</text:p>
      <text:p text:style-name="P2"/>
      <text:p text:style-name="P2">Sock read the paper and started crying. She jumped into my lap and snuggled up to me.</text:p>
      <text:p text:style-name="P2"/>
      <text:p text:style-name="P2">"Let's go home." I said.</text:p>
      <text:p text:style-name="P2"/>
      <text:p text:style-name="P2">She nod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09:18:39.739000000</meta:creation-date>
    <dc:date>2014-05-07T09:21:54.456000000</dc:date>
    <meta:editing-duration>PT2M7S</meta:editing-duration>
    <meta:editing-cycles>2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8" meta:word-count="136" meta:character-count="657" meta:non-whitespace-character-count="529"/>
  </office:meta>
</office:document-meta>
</file>